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ab1ed9" officeooo:paragraph-rsid="0019c501" style:font-size-asian="10.5pt" style:font-weight-asian="normal" style:font-size-complex="12pt" style:font-weight-complex="normal"/>
    </style:style>
    <style:style style:name="P2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ab1ed9" officeooo:paragraph-rsid="0019c501" style:font-size-asian="10.5pt" style:font-weight-asian="normal" style:font-size-complex="12pt" style:font-weight-complex="normal"/>
    </style:style>
    <style:style style:name="P3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ab1ed9" officeooo:paragraph-rsid="0019c501" style:font-size-asian="10.5pt" style:font-weight-asian="normal" style:font-size-complex="12pt" style:font-weight-complex="normal"/>
    </style:style>
    <style:style style:name="P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ab1ed9" officeooo:paragraph-rsid="0019c50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b1ed9" officeooo:paragraph-rsid="0019c50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ab1ed9" officeooo:paragraph-rsid="0019c50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e42d2" officeooo:paragraph-rsid="0019c50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e42d2" officeooo:paragraph-rsid="0019c501" style:font-size-asian="10.5pt" style:font-weight-asian="normal" style:font-size-complex="12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text-underline-style="solid" style:text-underline-width="auto" style:text-underline-color="font-color" officeooo:rsid="00be17c9" style:font-size-asian="12pt"/>
    </style:style>
    <style:style style:name="T3" style:family="text">
      <style:text-properties style:font-name="Liberation Serif" style:text-underline-style="solid" style:text-underline-width="auto" style:text-underline-color="font-color" officeooo:rsid="00bdceb9" style:font-size-asian="12pt"/>
    </style:style>
    <style:style style:name="T4" style:family="text">
      <style:text-properties style:font-name="Liberation Serif" style:font-size-asian="12pt"/>
    </style:style>
    <style:style style:name="T5" style:family="text">
      <style:text-properties style:font-name="Liberation Serif" officeooo:rsid="00a9fdd3" style:font-size-asian="12pt"/>
    </style:style>
    <style:style style:name="T6" style:family="text">
      <style:text-properties style:font-name="Liberation Serif" officeooo:rsid="00ab6e02" style:font-size-asian="12pt"/>
    </style:style>
    <style:style style:name="T7" style:family="text">
      <style:text-properties style:font-name="Liberation Serif" officeooo:rsid="00acbcd1" style:font-size-asian="12pt"/>
    </style:style>
    <style:style style:name="T8" style:family="text">
      <style:text-properties style:font-name="Liberation Serif" officeooo:rsid="00ae0524" style:font-size-asian="12pt"/>
    </style:style>
    <style:style style:name="T9" style:family="text">
      <style:text-properties style:font-name="Liberation Serif" officeooo:rsid="00b0aabf" style:font-size-asian="12pt"/>
    </style:style>
    <style:style style:name="T10" style:family="text">
      <style:text-properties style:font-name="Liberation Serif" officeooo:rsid="00b1d288" style:font-size-asian="12pt"/>
    </style:style>
    <style:style style:name="T11" style:family="text">
      <style:text-properties style:font-name="Liberation Serif" officeooo:rsid="00b32df6" style:font-size-asian="12pt"/>
    </style:style>
    <style:style style:name="T12" style:family="text">
      <style:text-properties style:font-name="Liberation Serif" officeooo:rsid="009d489c" style:font-size-asian="12pt"/>
    </style:style>
    <style:style style:name="T13" style:family="text">
      <style:text-properties style:font-name="Liberation Serif" officeooo:rsid="00a6f9e7" style:font-size-asian="12pt"/>
    </style:style>
    <style:style style:name="T14" style:family="text">
      <style:text-properties style:font-name="Liberation Serif" officeooo:rsid="009864af" style:font-size-asian="12pt"/>
    </style:style>
    <style:style style:name="T15" style:family="text">
      <style:text-properties style:font-name="Liberation Serif" officeooo:rsid="00ab1ed9" style:font-size-asian="12pt"/>
    </style:style>
    <style:style style:name="T16" style:family="text">
      <style:text-properties style:font-name="Liberation Serif" officeooo:rsid="00b48575" style:font-size-asian="12pt"/>
    </style:style>
    <style:style style:name="T17" style:family="text">
      <style:text-properties style:font-name="Liberation Serif" officeooo:rsid="00b64753" style:font-size-asian="12pt"/>
    </style:style>
    <style:style style:name="T18" style:family="text">
      <style:text-properties style:font-name="Liberation Serif" officeooo:rsid="00b661b0" style:font-size-asian="12pt"/>
    </style:style>
    <style:style style:name="T19" style:family="text">
      <style:text-properties style:font-name="Liberation Serif" officeooo:rsid="00b7e5d0" style:font-size-asian="12pt"/>
    </style:style>
    <style:style style:name="T20" style:family="text">
      <style:text-properties style:font-name="Liberation Serif" officeooo:rsid="00b7fde3" style:font-size-asian="12pt"/>
    </style:style>
    <style:style style:name="T21" style:family="text">
      <style:text-properties style:font-name="Liberation Serif" officeooo:rsid="00b9b2a0" style:font-size-asian="12pt"/>
    </style:style>
    <style:style style:name="T22" style:family="text">
      <style:text-properties style:font-name="Liberation Serif" officeooo:rsid="00bb81b3" style:font-size-asian="12pt"/>
    </style:style>
    <style:style style:name="T23" style:family="text">
      <style:text-properties style:font-name="Liberation Serif" officeooo:rsid="00bdceb9" style:font-size-asian="12pt"/>
    </style:style>
    <style:style style:name="T24" style:family="text">
      <style:text-properties style:font-name="Liberation Serif" officeooo:rsid="00a9fdd3"/>
    </style:style>
    <style:style style:name="T25" style:family="text">
      <style:text-properties style:font-name="Liberation Serif" fo:font-size="14pt" style:font-size-asian="14pt" style:font-size-complex="14pt"/>
    </style:style>
    <style:style style:name="T26" style:family="text">
      <style:text-properties style:font-name="Liberation Serif" fo:font-size="14pt" officeooo:rsid="00a9fdd3" style:font-size-asian="14pt" style:font-size-complex="14pt"/>
    </style:style>
    <style:style style:name="T27" style:family="text">
      <style:text-properties style:font-name="Liberation Serif" officeooo:rsid="00b1d288" style:font-size-asian="12pt"/>
    </style:style>
    <style:style style:name="T28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8">T</text:span><text:span text:style-name="Source_20_Text"><text:span text:style-name="T26">hesis Project Software Stack Installation: </text:span></text:span><text:span text:style-name="Source_20_Text"><text:span text:style-name="T25">4 March 2025</text:span></text:span></text:p>
      <text:p text:style-name="P5"><text:span text:style-name="Source_20_Text"><text:span text:style-name="T4"/></text:span></text:p>
      <text:p text:style-name="P5"><text:span text:style-name="Source_20_Text"><text:span text:style-name="T6">Some notes:</text:span></text:span></text:p>
      <text:p text:style-name="P5"><text:span text:style-name="Source_20_Text"><text:span text:style-name="T6"><text:s text:c="4"/>The </text:span></text:span><text:span text:style-name="Source_20_Text"><text:span text:style-name="T7">Project </text:span></text:span><text:span text:style-name="Source_20_Text"><text:span text:style-name="T6">‘software stack’ is large, complex and invasive. <text:s/>The expectation for this installation guide is that </text:span></text:span><text:span text:style-name="Source_20_Text"><text:span text:style-name="T7">the software</text:span></text:span><text:span text:style-name="Source_20_Text"><text:span text:style-name="T6"> will be installed on a purpose built machine or a single purpose partition on a dual boot machine. <text:s/></text:span></text:span><text:span text:style-name="Source_20_Text"><text:span text:style-name="T7">In our experience </text:span></text:span><text:span text:style-name="Source_20_Text"><text:span text:style-name="T8">a Virtual Machine does not work, the Windows Subsystem for Linux (WSL) does not work, a Conda environment does not work. <text:s/></text:span></text:span><text:span text:style-name="Source_20_Text"><text:span text:style-name="T6">The </text:span></text:span><text:span text:style-name="Source_20_Text"><text:span text:style-name="T8">Singularity </text:span></text:span><text:span text:style-name="Source_20_Text"><text:span text:style-name="T6">Container installation, discussed separately, </text:span></text:span><text:span text:style-name="Source_20_Text"><text:span text:style-name="T8">does work, but places significant demands on the host computer. <text:s/>A Container </text:span></text:span><text:span text:style-name="Source_20_Text"><text:span text:style-name="T6">may be installed </text:span></text:span><text:span text:style-name="Source_20_Text"><text:span text:style-name="T7">on a general use machine with some care given to </text:span></text:span><text:span text:style-name="Source_20_Text"><text:span text:style-name="T9">isolating and </text:span></text:span><text:span text:style-name="Source_20_Text"><text:span text:style-name="T7">protecting several directories, </text:span></text:span><text:span text:style-name="Source_20_Text"><text:span text:style-name="T8">a specific display driver </text:span></text:span><text:span text:style-name="Source_20_Text"><text:span text:style-name="T9">must</text:span></text:span><text:span text:style-name="Source_20_Text"><text:span text:style-name="T8"> be used, a specific installation of the CUDA Toolkit </text:span></text:span><text:span text:style-name="Source_20_Text"><text:span text:style-name="T9">must</text:span></text:span><text:span text:style-name="Source_20_Text"><text:span text:style-name="T8"> be installed and maintained, </text:span></text:span><text:span text:style-name="Source_20_Text"><text:span text:style-name="T7">and the physical resources </text:span></text:span><text:span text:style-name="Source_20_Text"><text:span text:style-name="T9">must </text:span></text:span><text:span text:style-name="Source_20_Text"><text:span text:style-name="T7">allow occasional presence of large files that </text:span></text:span><text:span text:style-name="Source_20_Text"><text:span text:style-name="T9">can</text:span></text:span><text:span text:style-name="Source_20_Text"><text:span text:style-name="T7"> be produced by the s</text:span></text:span><text:span text:style-name="Source_20_Text"><text:span text:style-name="T8">imulations being run</text:span></text:span><text:span text:style-name="Source_20_Text"><text:span text:style-name="T7">.</text:span></text:span></text:p>
      <text:p text:style-name="P5"><text:span text:style-name="Source_20_Text"><text:span text:style-name="T10"><text:s text:c="4"/>I</text:span></text:span><text:span text:style-name="Source_20_Text"><text:span text:style-name="T10">nformation</text:span></text:span><text:span text:style-name="Source_20_Text"><text:span text:style-name="T7"> abo</text:span></text:span><text:span text:style-name="Source_20_Text"><text:span text:style-name="T10">ut hardware and software used during development is included here to provide useful example. <text:s/>Other hardware and software may certainly work. <text:s/>See applicable reference documentation and other resources as needed. <text:s text:c="2"/></text:span></text:span><text:span text:style-name="Source_20_Text"><text:span text:style-name="T9">Current lab installation includes</text:span></text:span><text:span text:style-name="Source_20_Text"><text:span text:style-name="T10">Linux Mint 20.2 operating system, </text:span></text:span><text:span text:style-name="Source_20_Text"><text:span text:style-name="T9"><text:s/>RTX 3060 and RTX 4090 </text:span></text:span><text:span text:style-name="Source_20_Text"><text:span text:style-name="T11">GPUs, </text:span></text:span><text:span text:style-name="Source_20_Text"><text:span text:style-name="T12">Nvidia-Driver-5</text:span></text:span><text:span text:style-name="Source_20_Text"><text:span text:style-name="T13">5</text:span></text:span><text:span text:style-name="Source_20_Text"><text:span text:style-name="T12">0, </text:span></text:span><text:span text:style-name="Source_20_Text"><text:span text:style-name="T11">CUDA Toolkit 12.1</text:span></text:span><text:span text:style-name="Source_20_Text"><text:span text:style-name="T12">.</text:span></text:span></text:p>
      <text:p text:style-name="P5"><text:span text:style-name="Source_20_Text"><text:span text:style-name="T12"/></text:span></text:p>
      <text:p text:style-name="P5"><text:span text:style-name="Source_20_Text"><text:span text:style-name="T7"><text:s text:c="4"/></text:span></text:span><text:span text:style-name="Source_20_Text"><text:span text:style-name="T10">Start the installation by</text:span></text:span><text:span text:style-name="Source_20_Text"><text:span text:style-name="T4"> </text:span></text:span><text:span text:style-name="Source_20_Text"><text:span text:style-name="T10">i</text:span></text:span><text:span text:style-name="Source_20_Text"><text:span text:style-name="T5">nstall</text:span></text:span><text:span text:style-name="Source_20_Text"><text:span text:style-name="T10">ing </text:span></text:span><text:span text:style-name="Source_20_Text"><text:span text:style-name="T5">a </text:span></text:span><text:span text:style-name="Source_20_Text"><text:span text:style-name="T11">Linux</text:span></text:span><text:span text:style-name="Source_20_Text"><text:span text:style-name="T5"> Operating Syst</text:span></text:span><text:span text:style-name="Source_20_Text"><text:span text:style-name="T10">em. <text:s/>I</text:span></text:span><text:span text:style-name="Source_20_Text"><text:span text:style-name="T14">nstall </text:span></text:span><text:span text:style-name="Source_20_Text"><text:span text:style-name="T9">a</text:span></text:span><text:span text:style-name="Source_20_Text"><text:span text:style-name="T14"> video driver </text:span></text:span><text:span text:style-name="Source_20_Text"><text:span text:style-name="T10">by using the Linux Driver Manager</text:span></text:span><text:span text:style-name="Source_20_Text"><text:span text:style-name="T14">. <text:s/></text:span></text:span><text:span text:style-name="Source_20_Text"><text:span text:style-name="T11">Download the system Archive from: </text:span></text:span><text:a xlink:type="simple" xlink:href="https://github.com/kimjohn1/Archive" text:style-name="Internet_20_link" text:visited-style-name="Visited_20_Internet_20_Link"><text:span text:style-name="Source_20_Text"><text:span text:style-name="T11">https://github.com/kimjohn1/Archive</text:span></text:span></text:a><text:span text:style-name="Source_20_Text"><text:span text:style-name="T11">. <text:s/></text:span></text:span></text:p>
      <text:p text:style-name="P8"><text:span text:style-name="Source_20_Text"><text:span text:style-name="T15">Move the contents of Archive/Home to the </text:span></text:span><text:span text:style-name="Source_20_Text"><text:span text:style-name="T11">computer’s </text:span></text:span><text:span text:style-name="Source_20_Text"><text:span text:style-name="T15">home directory <text:s/>Contents include </text:span></text:span><text:span text:style-name="Source_20_Text"><text:span text:style-name="T11">one directory and seven executable files</text:span></text:span><text:span text:style-name="Source_20_Text"><text:span text:style-name="T15">:</text:span></text:span></text:p>
      <text:list xml:id="list840501879" text:style-name="L1">
        <text:list-item>
          <text:p text:style-name="P7"><text:span text:style-name="Source_20_Text"><text:span text:style-name="T15">‘support’ </text:span></text:span><text:span text:style-name="Source_20_Text"><text:span text:style-name="T16">(</text:span></text:span><text:span text:style-name="Source_20_Text"><text:span text:style-name="T15">directory</text:span></text:span><text:span text:style-name="Source_20_Text"><text:span text:style-name="T16">)</text:span></text:span></text:p>
        </text:list-item>
        <text:list-item>
          <text:p text:style-name="P7"><text:span text:style-name="Source_20_Text"><text:span text:style-name="T15">1_prep.sh</text:span></text:span></text:p>
        </text:list-item>
        <text:list-item>
          <text:p text:style-name="P7"><text:span text:style-name="Source_20_Text"><text:span text:style-name="T15">2_visus.sh</text:span></text:span></text:p>
        </text:list-item>
        <text:list-item>
          <text:p text:style-name="P7"><text:span text:style-name="Source_20_Text"><text:span text:style-name="T15">3_install.sh</text:span></text:span></text:p>
        </text:list-item>
        <text:list-item>
          <text:p text:style-name="P7"><text:span text:style-name="Source_20_Text"><text:span text:style-name="T15">install_Godot.sh</text:span></text:span></text:p>
        </text:list-item>
        <text:list-item>
          <text:p text:style-name="P7"><text:span text:style-name="Source_20_Text"><text:span text:style-name="T15">launch_run_godot.sh</text:span></text:span></text:p>
        </text:list-item>
        <text:list-item>
          <text:p text:style-name="P7"><text:span text:style-name="Source_20_Text"><text:span text:style-name="T15">launch_visus.sh</text:span></text:span></text:p>
        </text:list-item>
        <text:list-item>
          <text:p text:style-name="P7"><text:span text:style-name="Source_20_Text"><text:span text:style-name="T15">SCIRun_sys_var.sh</text:span></text:span></text:p>
        </text:list-item>
      </text:list>
      <text:p text:style-name="P8"><text:span text:style-name="Source_20_Text"><text:span text:style-name="T15"/></text:span></text:p>
      <text:p text:style-name="P8"><text:span text:style-name="Source_20_Text"><text:span text:style-name="T11">Software stack i</text:span></text:span><text:span text:style-name="Source_20_Text"><text:span text:style-name="T15">nstallation:</text:span></text:span></text:p>
      <text:p text:style-name="P8"><text:span text:style-name="Source_20_Text"><text:span text:style-name="T15"/></text:span></text:p>
      <text:list xml:id="list2610192067" text:style-name="L6">
        <text:list-item>
          <text:p text:style-name="P1"><text:span text:style-name="Source_20_Text"><text:span text:style-name="T16">Run the 1_prep.sh script</text:span></text:span></text:p>
          <text:p text:style-name="P1"><text:span text:style-name="Source_20_Text"><text:span text:style-name="T16">source 1_prep.sh</text:span></text:span></text:p>
        </text:list-item>
      </text:list>
      <text:p text:style-name="P5"><text:span text:style-name="Source_20_Text"><text:span text:style-name="T16"/></text:span></text:p>
      <text:p text:style-name="P5"><text:span text:style-name="Source_20_Text"><text:span text:style-name="T16"><text:s text:c="4"/>1_prep.sh installs a number of dependencies and then downloads an Nvidia executable script that can be used to install the CUDA Toolkit. <text:s/>Once the executable file is downloaded, an instruction is provided to run the file. <text:s/>Follow that instruction, and a simple text based User Interface is presented (it may take a while to appear). <text:s/></text:span></text:span><text:span text:style-name="Source_20_Text"><text:span text:style-name="T17">Select and enter ‘Continue’ when asked. <text:s/>Type and enter ‘accept’ when the End User License Agreement (EULA) is presented. <text:s/>Use the arrow keys and the space bar to de-select the driver, the demo and the documents options, leaving only the CUDA Toolkit for installation, then select the Install option and click ‘enter’. <text:s/></text:span></text:span><text:span text:style-name="Source_20_Text"><text:span text:style-name="T18"><text:s/></text:span></text:span><text:span text:style-name="Source_20_Text"><text:span text:style-name="T19">D</text:span></text:span><text:span text:style-name="Source_20_Text"><text:span text:style-name="T18">uring or after the installation process </text:span></text:span><text:span text:style-name="Source_20_Text"><text:span text:style-name="T19">several</text:span></text:span><text:span text:style-name="Source_20_Text"><text:span text:style-name="T18"> messages appear indicating </text:span></text:span><text:span text:style-name="Source_20_Text"><text:span text:style-name="T19">that the CUDA path is set and requesting that you reboot the system</text:span></text:span><text:span text:style-name="Source_20_Text"><text:span text:style-name="T18">. <text:s/></text:span></text:span><text:span text:style-name="Source_20_Text"><text:span text:style-name="T17">Wait </text:span></text:span><text:span text:style-name="Source_20_Text"><text:span text:style-name="T18">for the installation to complete, </text:span></text:span><text:span text:style-name="Source_20_Text"><text:span text:style-name="T19">then reboot the system. <text:s/>The remaining executable scripts require less user participation.</text:span></text:span></text:p>
      <text:p text:style-name="P5"><text:span text:style-name="Source_20_Text"><text:span text:style-name="T19"/></text:span></text:p>
      <text:list xml:id="list1359075709" text:style-name="L7">
        <text:list-item>
          <text:p text:style-name="P2"><text:span text:style-name="Source_20_Text"><text:span text:style-name="T19">Run the 2_visus.sh script</text:span></text:span></text:p>
          <text:p text:style-name="P2"><text:span text:style-name="Source_20_Text"><text:span text:style-name="T19">source 2_visus.sh</text:span></text:span></text:p>
        </text:list-item>
      </text:list>
      <text:p text:style-name="P5"><text:span text:style-name="Source_20_Text"><text:span text:style-name="T19"/></text:span></text:p>
      <text:p text:style-name="P5"><text:soft-page-break/><text:span text:style-name="Source_20_Text"><text:span text:style-name="T19"><text:s text:c="4"/></text:span></text:span><text:span text:style-name="Source_20_Text"><text:span text:style-name="T20">2_visus.sh creates directories, sets the environment by exporting a series of system variables, installs </text:span></text:span><text:span text:style-name="Source_20_Text"><text:span text:style-name="T21">nine</text:span></text:span><text:span text:style-name="Source_20_Text"><text:span text:style-name="T20"> PIConGPU optional software applications, </text:span></text:span><text:span text:style-name="Source_20_Text"><text:span text:style-name="T21">PIConGPU itself,</text:span></text:span><text:span text:style-name="Source_20_Text"><text:span text:style-name="T20"> and then installs the OpenVisus framework. <text:s/>No intervention is required. <text:s/>Note that a desktop launcher for the SCIRun-PT application appears when the script starts and desktop launcher</text:span></text:span><text:span text:style-name="Source_20_Text"><text:span text:style-name="T21">s</text:span></text:span><text:span text:style-name="Source_20_Text"><text:span text:style-name="T20"> for the Visus viewer application </text:span></text:span><text:span text:style-name="Source_20_Text"><text:span text:style-name="T21">and the Nvidia settings application</text:span></text:span><text:span text:style-name="Source_20_Text"><text:span text:style-name="T20"> appear when the script ends.</text:span></text:span></text:p>
      <text:p text:style-name="P5"><text:span text:style-name="Source_20_Text"><text:span text:style-name="T18"/></text:span></text:p>
      <text:list xml:id="list1610095415" text:style-name="L8">
        <text:list-item>
          <text:p text:style-name="P3"><text:span text:style-name="Source_20_Text"><text:span text:style-name="T21">Run the 3_install.sh script</text:span></text:span></text:p>
          <text:p text:style-name="P3"><text:span text:style-name="Source_20_Text"><text:span text:style-name="T21">source 3_install.sh</text:span></text:span></text:p>
        </text:list-item>
      </text:list>
      <text:p text:style-name="P5"><text:span text:style-name="Source_20_Text"><text:span text:style-name="T21"/></text:span></text:p>
      <text:p text:style-name="P5"><text:span text:style-name="Source_20_Text"><text:span text:style-name="T21"><text:s text:c="4"/>3_install.sh installs the SCIRun-PT application, which takes some time, and then installs a small NumPy application that is used to format simulation output as 3D or 4D NumPy data files.</text:span></text:span></text:p>
      <text:p text:style-name="P5"><text:span text:style-name="Source_20_Text"><text:span text:style-name="T21"><text:s text:c="4"/>When the 3_install.sh installation is finished the Project simulation and visualization software stack is completely installed. <text:s/></text:span></text:span><text:span text:style-name="Source_20_Text"><text:span text:style-name="T22">Run a simulation by clicking on the SCIRun-PT desktop launcher. <text:s/></text:span></text:span><text:span text:style-name="Source_20_Text"><text:span text:style-name="T23">I will briefly describe:</text:span></text:span></text:p>
      <text:list xml:id="list3304906248" text:style-name="L9">
        <text:list-item>
          <text:p text:style-name="P4"><text:span text:style-name="Source_20_Text"><text:span text:style-name="T23">How to set up the SCIRun-PT application window</text:span></text:span></text:p>
        </text:list-item>
        <text:list-item>
          <text:p text:style-name="P4"><text:span text:style-name="Source_20_Text"><text:span text:style-name="T23">How to open a SCIRun network</text:span></text:span></text:p>
        </text:list-item>
        <text:list-item>
          <text:p text:style-name="P4"><text:span text:style-name="Source_20_Text"><text:span text:style-name="T23">How to set up a PIConGPU simulation</text:span></text:span></text:p>
        </text:list-item>
        <text:list-item>
          <text:p text:style-name="P4"><text:span text:style-name="Source_20_Text"><text:span text:style-name="T23">How to set up the desired output for different visualization systems</text:span></text:span></text:p>
        </text:list-item>
        <text:list-item>
          <text:p text:style-name="P4"><text:span text:style-name="Source_20_Text"><text:span text:style-name="T23">How to run the simulation and watch the visualized simulation output.</text:span></text:span></text:p>
        </text:list-item>
      </text:list>
      <text:p text:style-name="P5"><text:span text:style-name="Source_20_Text"><text:span text:style-name="T23"/></text:span></text:p>
      <text:p text:style-name="P5"><text:span text:style-name="Source_20_Text"><text:span text:style-name="T3">Set up the SCIRun-PT application window</text:span></text:span></text:p>
      <text:p text:style-name="P5"><text:span text:style-name="Source_20_Text"><text:span text:style-name="T23"/></text:span></text:p>
      <text:p text:style-name="P5"><text:span text:style-name="Source_20_Text"><text:span text:style-name="T3">Open a SCIRun network</text:span></text:span></text:p>
      <text:p text:style-name="P5"><text:span text:style-name="Source_20_Text"><text:span text:style-name="T23"/></text:span></text:p>
      <text:p text:style-name="P5"><text:span text:style-name="Source_20_Text"><text:span text:style-name="T3">Set up a PIConGPU simulation</text:span></text:span></text:p>
      <text:p text:style-name="P5"><text:span text:style-name="Source_20_Text"><text:span text:style-name="T23"/></text:span></text:p>
      <text:p text:style-name="P5"><text:span text:style-name="Source_20_Text"><text:span text:style-name="T3">Set up the desired output</text:span></text:span></text:p>
      <text:p text:style-name="P5"><text:span text:style-name="Source_20_Text"><text:span text:style-name="T23"/></text:span></text:p>
      <text:p text:style-name="P5"><text:span text:style-name="Source_20_Text"><text:span text:style-name="T2">R</text:span></text:span><text:span text:style-name="Source_20_Text"><text:span text:style-name="T3">un the simulati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00:30:55.726699589</meta:creation-date>
    <dc:date>2025-03-05T00:34:46.920755427</dc:date>
    <meta:editing-duration>PT3M51S</meta:editing-duration>
    <meta:editing-cycles>1</meta:editing-cycles>
    <meta:document-statistic meta:table-count="0" meta:image-count="0" meta:object-count="0" meta:page-count="2" meta:paragraph-count="35" meta:word-count="624" meta:character-count="4094" meta:non-whitespace-character-count="3469"/>
    <meta:generator>LibreOffice/7.3.7.2$Linux_X86_64 LibreOffice_project/30$Build-2</meta:generator>
  </office:meta>
</office:document-meta>
</file>